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305" officeooo:paragraph-rsid="0001a305"/>
    </style:style>
    <style:style style:name="P2" style:family="paragraph" style:parent-style-name="Standard">
      <style:paragraph-properties fo:text-align="center" style:justify-single-word="false"/>
      <style:text-properties officeooo:rsid="0001a305" officeooo:paragraph-rsid="0001a305"/>
    </style:style>
    <style:style style:name="P3" style:family="paragraph" style:parent-style-name="Standard">
      <style:text-properties officeooo:rsid="0001a305" officeooo:paragraph-rsid="0011e0f8"/>
    </style:style>
    <style:style style:name="P4" style:family="paragraph" style:parent-style-name="Standard">
      <style:text-properties officeooo:rsid="0001a305" officeooo:paragraph-rsid="0012a454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1a305" officeooo:paragraph-rsid="0001a30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officeooo:paragraph-rsid="0016934d" style:font-size-asian="12pt" style:font-size-complex="12pt"/>
    </style:style>
    <style:style style:name="P7" style:family="paragraph" style:parent-style-name="Standard">
      <style:text-properties officeooo:rsid="000318f5" officeooo:paragraph-rsid="000318f5"/>
    </style:style>
    <style:style style:name="P8" style:family="paragraph" style:parent-style-name="Standard">
      <style:text-properties officeooo:rsid="000318f5" officeooo:paragraph-rsid="0003ce50"/>
    </style:style>
    <style:style style:name="P9" style:family="paragraph" style:parent-style-name="Standard">
      <style:text-properties officeooo:rsid="000318f5" officeooo:paragraph-rsid="00059847"/>
    </style:style>
    <style:style style:name="P10" style:family="paragraph" style:parent-style-name="Standard">
      <style:text-properties officeooo:rsid="000318f5" officeooo:paragraph-rsid="000de7dc"/>
    </style:style>
    <style:style style:name="P11" style:family="paragraph" style:parent-style-name="Standard">
      <style:text-properties officeooo:rsid="000318f5" officeooo:paragraph-rsid="0010894f"/>
    </style:style>
    <style:style style:name="P12" style:family="paragraph" style:parent-style-name="Standard">
      <style:text-properties officeooo:rsid="000318f5" officeooo:paragraph-rsid="0011e0f8"/>
    </style:style>
    <style:style style:name="P13" style:family="paragraph" style:parent-style-name="Standard">
      <style:text-properties officeooo:rsid="000318f5" officeooo:paragraph-rsid="0012a454"/>
    </style:style>
    <style:style style:name="P14" style:family="paragraph" style:parent-style-name="Standard">
      <style:text-properties officeooo:rsid="000318f5" officeooo:paragraph-rsid="0013efd5"/>
    </style:style>
    <style:style style:name="P15" style:family="paragraph" style:parent-style-name="Standard">
      <style:text-properties officeooo:rsid="000656aa" officeooo:paragraph-rsid="000656aa"/>
    </style:style>
    <style:style style:name="P16" style:family="paragraph" style:parent-style-name="Standard">
      <style:text-properties fo:font-weight="bold" officeooo:rsid="0043aab9" officeooo:paragraph-rsid="0043aab9" style:font-weight-asian="bold" style:font-weight-complex="bold"/>
    </style:style>
    <style:style style:name="P17" style:family="paragraph" style:parent-style-name="Standard">
      <style:text-properties officeooo:rsid="0008bb3f" officeooo:paragraph-rsid="0008bb3f"/>
    </style:style>
    <style:style style:name="P18" style:family="paragraph" style:parent-style-name="Standard">
      <style:paragraph-properties fo:text-align="center" style:justify-single-word="false"/>
      <style:text-properties officeooo:rsid="0008bb3f" officeooo:paragraph-rsid="000fd829"/>
    </style:style>
    <style:style style:name="P19" style:family="paragraph" style:parent-style-name="Standard">
      <style:paragraph-properties fo:text-align="center" style:justify-single-word="false"/>
      <style:text-properties officeooo:rsid="0008bb3f" officeooo:paragraph-rsid="0008bb3f"/>
    </style:style>
    <style:style style:name="P20" style:family="paragraph" style:parent-style-name="Standard">
      <style:paragraph-properties fo:text-align="center" style:justify-single-word="false"/>
      <style:text-properties officeooo:rsid="0008bb3f" officeooo:paragraph-rsid="001049ea"/>
    </style:style>
    <style:style style:name="P21" style:family="paragraph" style:parent-style-name="Standard">
      <style:paragraph-properties fo:text-align="start" style:justify-single-word="false"/>
      <style:text-properties officeooo:rsid="0008bb3f" officeooo:paragraph-rsid="001049ea"/>
    </style:style>
    <style:style style:name="P22" style:family="paragraph" style:parent-style-name="Standard">
      <style:paragraph-properties fo:text-align="start" style:justify-single-word="false"/>
      <style:text-properties officeooo:rsid="0008bb3f" officeooo:paragraph-rsid="0010894f"/>
    </style:style>
    <style:style style:name="P23" style:family="paragraph" style:parent-style-name="Standard">
      <style:paragraph-properties fo:text-align="start" style:justify-single-word="false"/>
      <style:text-properties officeooo:rsid="0008bb3f" officeooo:paragraph-rsid="0011e0f8"/>
    </style:style>
    <style:style style:name="P24" style:family="paragraph" style:parent-style-name="Standard">
      <style:paragraph-properties fo:text-align="start" style:justify-single-word="false"/>
      <style:text-properties officeooo:rsid="0008bb3f" officeooo:paragraph-rsid="0012a454"/>
    </style:style>
    <style:style style:name="P25" style:family="paragraph" style:parent-style-name="Standard">
      <style:paragraph-properties fo:text-align="start" style:justify-single-word="false"/>
      <style:text-properties officeooo:rsid="0008bb3f" officeooo:paragraph-rsid="0013efd5"/>
    </style:style>
    <style:style style:name="P26" style:family="paragraph" style:parent-style-name="Standard">
      <style:text-properties officeooo:rsid="0008bb3f" officeooo:paragraph-rsid="0010894f"/>
    </style:style>
    <style:style style:name="P27" style:family="paragraph" style:parent-style-name="Standard">
      <style:text-properties officeooo:rsid="0008bb3f" officeooo:paragraph-rsid="0011e0f8"/>
    </style:style>
    <style:style style:name="P28" style:family="paragraph" style:parent-style-name="Standard">
      <style:text-properties officeooo:rsid="0008bb3f" officeooo:paragraph-rsid="0012a454"/>
    </style:style>
    <style:style style:name="P29" style:family="paragraph" style:parent-style-name="Standard">
      <style:text-properties officeooo:rsid="0008bb3f" officeooo:paragraph-rsid="0013efd5"/>
    </style:style>
    <style:style style:name="P30" style:family="paragraph" style:parent-style-name="Standard">
      <style:text-properties officeooo:rsid="00098f85" officeooo:paragraph-rsid="00098f85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1a305" officeooo:paragraph-rsid="0001a305" style:font-size-asian="16pt" style:font-weight-asian="bold" style:font-size-complex="16pt" style:font-weight-complex="bold"/>
    </style:style>
    <style:style style:name="P32" style:family="paragraph" style:parent-style-name="Standard">
      <style:text-properties officeooo:paragraph-rsid="000de7dc"/>
    </style:style>
    <style:style style:name="P33" style:family="paragraph" style:parent-style-name="Standard">
      <style:paragraph-properties fo:text-align="center" style:justify-single-word="false"/>
      <style:text-properties officeooo:rsid="000fd829" officeooo:paragraph-rsid="000fd829"/>
    </style:style>
    <style:style style:name="P34" style:family="paragraph" style:parent-style-name="Standard">
      <style:text-properties officeooo:paragraph-rsid="0013efd5"/>
    </style:style>
    <style:style style:name="P35" style:family="paragraph" style:parent-style-name="Standard">
      <style:text-properties officeooo:rsid="00340c67" officeooo:paragraph-rsid="00269758"/>
    </style:style>
    <style:style style:name="P36" style:family="paragraph" style:parent-style-name="Standard">
      <style:text-properties officeooo:paragraph-rsid="003b82e4"/>
    </style:style>
    <style:style style:name="P37" style:family="paragraph" style:parent-style-name="Standard">
      <style:text-properties officeooo:paragraph-rsid="003f2734"/>
    </style:style>
    <style:style style:name="P38" style:family="paragraph" style:parent-style-name="Standard">
      <style:text-properties officeooo:paragraph-rsid="003f9c55"/>
    </style:style>
    <style:style style:name="P39" style:family="paragraph" style:parent-style-name="Standard">
      <style:text-properties officeooo:paragraph-rsid="004927c7"/>
    </style:style>
    <style:style style:name="P40" style:family="paragraph" style:parent-style-name="Standard">
      <style:text-properties officeooo:paragraph-rsid="00482b64"/>
    </style:style>
    <style:style style:name="P41" style:family="paragraph" style:parent-style-name="Standard">
      <style:text-properties fo:color="#00000a" style:font-name="Calibri" fo:font-size="12pt" officeooo:rsid="0008bb3f" officeooo:paragraph-rsid="000de7dc" style:font-size-asian="12pt"/>
    </style:style>
    <style:style style:name="P42" style:family="paragraph" style:parent-style-name="Standard">
      <style:text-properties fo:color="#00000a" style:font-name="Calibri" fo:font-size="12pt" officeooo:rsid="0008bb3f" officeooo:paragraph-rsid="0008bb3f" style:font-size-asian="12pt"/>
    </style:style>
    <style:style style:name="P43" style:family="paragraph" style:parent-style-name="Standard">
      <style:text-properties fo:color="#00000a" style:font-name="Calibri" fo:font-size="12pt" officeooo:rsid="0008bb3f" officeooo:paragraph-rsid="0011e0f8" style:font-size-asian="12pt"/>
    </style:style>
    <style:style style:name="P44" style:family="paragraph" style:parent-style-name="Standard">
      <style:text-properties fo:color="#00000a" style:font-name="Calibri" fo:font-size="12pt" officeooo:rsid="000de7dc" officeooo:paragraph-rsid="0008bb3f" style:font-size-asian="12pt"/>
    </style:style>
    <style:style style:name="P45" style:family="paragraph" style:parent-style-name="Standard">
      <style:text-properties fo:color="#00000a" style:font-name="Calibri" fo:font-size="12pt" officeooo:rsid="000de7dc" officeooo:paragraph-rsid="000fd829" style:font-size-asian="12pt"/>
    </style:style>
    <style:style style:name="P46" style:family="paragraph" style:parent-style-name="Standard">
      <style:paragraph-properties fo:text-align="center" style:justify-single-word="false"/>
      <style:text-properties fo:color="#00000a" style:font-name="Calibri" fo:font-size="12pt" officeooo:rsid="000de7dc" officeooo:paragraph-rsid="0008bb3f" style:font-size-asian="12pt"/>
    </style:style>
    <style:style style:name="P47" style:family="paragraph" style:parent-style-name="Standard">
      <style:paragraph-properties fo:text-align="start" style:justify-single-word="false"/>
      <style:text-properties fo:color="#00000a" style:font-name="Calibri" fo:font-size="12pt" officeooo:rsid="000de7dc" officeooo:paragraph-rsid="0008bb3f" style:font-size-asian="12pt"/>
    </style:style>
    <style:style style:name="P48" style:family="paragraph" style:parent-style-name="Standard">
      <style:text-properties fo:color="#00000a" style:font-name="Calibri" fo:font-size="12pt" officeooo:rsid="000de7dc" officeooo:paragraph-rsid="0010894f" style:font-size-asian="12pt"/>
    </style:style>
    <style:style style:name="P49" style:family="paragraph" style:parent-style-name="Standard">
      <style:paragraph-properties fo:text-align="center" style:justify-single-word="false"/>
      <style:text-properties fo:color="#00000a" style:font-name="Calibri" fo:font-size="12pt" officeooo:rsid="000fd829" officeooo:paragraph-rsid="000fd829" style:font-size-asian="12pt"/>
    </style:style>
    <style:style style:name="P50" style:family="paragraph" style:parent-style-name="Standard">
      <style:paragraph-properties fo:text-align="center" style:justify-single-word="false"/>
      <style:text-properties fo:color="#00000a" style:font-name="Calibri" fo:font-size="12pt" officeooo:rsid="000fd829" officeooo:paragraph-rsid="001049ea" style:font-size-asian="12pt"/>
    </style:style>
    <style:style style:name="P51" style:family="paragraph" style:parent-style-name="Standard">
      <style:text-properties fo:color="#00000a" style:font-name="Calibri" fo:font-size="12pt" officeooo:rsid="0010894f" officeooo:paragraph-rsid="0010894f" style:font-size-asian="12pt"/>
    </style:style>
    <style:style style:name="P52" style:family="paragraph" style:parent-style-name="Standard">
      <style:text-properties fo:color="#00000a" style:font-name="Calibri" fo:font-size="12pt" officeooo:rsid="0010894f" officeooo:paragraph-rsid="0011e0f8" style:font-size-asian="12pt"/>
    </style:style>
    <style:style style:name="P53" style:family="paragraph" style:parent-style-name="Standard">
      <style:text-properties fo:color="#00000a" style:font-name="Calibri" fo:font-size="12pt" officeooo:rsid="0010894f" officeooo:paragraph-rsid="0012a454" style:font-size-asian="12pt"/>
    </style:style>
    <style:style style:name="P54" style:family="paragraph" style:parent-style-name="Standard">
      <style:text-properties fo:color="#00000a" style:font-name="Calibri" fo:font-size="12pt" officeooo:rsid="0011e0f8" officeooo:paragraph-rsid="0011e0f8" style:font-size-asian="12pt"/>
    </style:style>
    <style:style style:name="P55" style:family="paragraph" style:parent-style-name="Standard">
      <style:text-properties fo:color="#00000a" style:font-name="Calibri" fo:font-size="12pt" officeooo:rsid="0011e0f8" officeooo:paragraph-rsid="0012a454" style:font-size-asian="12pt"/>
    </style:style>
    <style:style style:name="P56" style:family="paragraph" style:parent-style-name="Standard">
      <style:text-properties fo:color="#00000a" style:font-name="Calibri" fo:font-size="12pt" officeooo:rsid="0011e0f8" officeooo:paragraph-rsid="0013efd5" style:font-size-asian="12pt"/>
    </style:style>
    <style:style style:name="P57" style:family="paragraph" style:parent-style-name="Standard">
      <style:text-properties fo:color="#00000a" style:font-name="Calibri" fo:font-size="12pt" fo:font-weight="bold" officeooo:rsid="0016934d" officeooo:paragraph-rsid="0016934d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000a" style:font-name="Calibri" fo:font-size="12pt" fo:font-weight="bold" officeooo:rsid="0043aab9" officeooo:paragraph-rsid="0043aab9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a" style:font-name="Calibri" fo:font-size="12pt" fo:font-weight="bold" officeooo:rsid="004fbb89" officeooo:paragraph-rsid="004fbb89" style:font-size-asian="12pt" style:font-weight-asian="bold" style:font-weight-complex="bold"/>
    </style:style>
    <style:style style:name="P60" style:family="paragraph" style:parent-style-name="Standard">
      <style:text-properties fo:color="#00000a" style:font-name="Calibri" fo:font-size="12pt" fo:font-weight="normal" officeooo:rsid="0016934d" officeooo:paragraph-rsid="0016934d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a" style:font-name="Calibri" fo:font-size="12pt" fo:font-weight="normal" officeooo:rsid="0016934d" officeooo:paragraph-rsid="003b82e4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a" style:font-name="Calibri" fo:font-size="12pt" fo:font-weight="normal" officeooo:rsid="003b82e4" officeooo:paragraph-rsid="003b82e4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a" style:font-name="Calibri" fo:font-size="12pt" fo:font-weight="normal" officeooo:rsid="003c8891" officeooo:paragraph-rsid="003f2734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a" style:font-name="Calibri" fo:font-size="12pt" fo:font-weight="normal" officeooo:rsid="002a4697" officeooo:paragraph-rsid="003f9c55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a" style:font-name="Calibri" fo:font-size="12pt" fo:font-weight="normal" officeooo:rsid="00408e79" officeooo:paragraph-rsid="003f9c55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a" style:font-name="Calibri" fo:font-size="12pt" fo:font-weight="normal" officeooo:rsid="00408e79" officeooo:paragraph-rsid="00408e79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a" style:font-name="Calibri" fo:font-size="12pt" fo:font-weight="normal" officeooo:rsid="00340c67" officeooo:paragraph-rsid="00269758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a" style:font-name="Calibri" fo:font-size="12pt" fo:font-weight="normal" officeooo:rsid="0043aab9" officeooo:paragraph-rsid="00269758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a" style:font-name="Calibri" fo:font-size="12pt" fo:font-weight="normal" officeooo:rsid="00482b64" officeooo:paragraph-rsid="00269758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a" style:font-name="Calibri" fo:font-size="12pt" fo:font-weight="normal" officeooo:rsid="004fbb89" officeooo:paragraph-rsid="004fbb89" style:font-size-asian="12pt" style:font-weight-asian="normal" style:font-weight-complex="normal"/>
    </style:style>
    <style:style style:name="P71" style:family="paragraph" style:parent-style-name="Standard">
      <style:text-properties fo:color="#00000a" style:font-name="Calibri" fo:font-size="15pt" fo:font-weight="bold" officeooo:rsid="004fbb89" officeooo:paragraph-rsid="004fbb89" style:font-size-asian="15pt" style:font-weight-asian="bold" style:font-size-complex="15pt" style:font-weight-complex="bold"/>
    </style:style>
    <style:style style:name="P72" style:family="paragraph" style:parent-style-name="Standard">
      <style:text-properties officeooo:rsid="000de7dc" officeooo:paragraph-rsid="0010894f"/>
    </style:style>
    <style:style style:name="P73" style:family="paragraph" style:parent-style-name="Standard">
      <style:text-properties fo:font-size="15pt" fo:font-weight="bold" officeooo:rsid="0016934d" officeooo:paragraph-rsid="0016934d" style:font-size-asian="15pt" style:font-weight-asian="bold" style:font-size-complex="15pt" style:font-weight-complex="bold"/>
    </style:style>
    <style:style style:name="P74" style:family="paragraph" style:parent-style-name="Standard">
      <style:text-properties fo:font-size="15pt" fo:font-weight="bold" officeooo:rsid="0008bb3f" officeooo:paragraph-rsid="0008bb3f" style:font-size-asian="15pt" style:font-weight-asian="bold" style:font-size-complex="15pt" style:font-weight-complex="bold"/>
    </style:style>
    <style:style style:name="P75" style:family="paragraph" style:parent-style-name="Standard">
      <style:text-properties fo:font-size="15pt" fo:font-weight="bold" officeooo:rsid="000656aa" officeooo:paragraph-rsid="000656aa" style:font-size-asian="15pt" style:font-weight-asian="bold" style:font-size-complex="15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3ce50"/>
    </style:style>
    <style:style style:name="T3" style:family="text">
      <style:text-properties officeooo:rsid="00059847"/>
    </style:style>
    <style:style style:name="T4" style:family="text">
      <style:text-properties officeooo:rsid="0008bb3f"/>
    </style:style>
    <style:style style:name="T5" style:family="text">
      <style:text-properties fo:color="#00000a" style:font-name="Calibri"/>
    </style:style>
    <style:style style:name="T6" style:family="text">
      <style:text-properties fo:color="#00000a" style:font-name="Calibri" fo:font-size="12pt" style:font-size-asian="12pt"/>
    </style:style>
    <style:style style:name="T7" style:family="text">
      <style:text-properties fo:color="#00000a" style:font-name="Calibri" fo:font-size="12pt" officeooo:rsid="000de7dc" style:font-size-asian="12pt"/>
    </style:style>
    <style:style style:name="T8" style:family="text">
      <style:text-properties fo:color="#00000a" style:font-name="Calibri" fo:font-size="12pt" officeooo:rsid="0008bb3f" style:font-size-asian="12pt"/>
    </style:style>
    <style:style style:name="T9" style:family="text">
      <style:text-properties fo:color="#00000a" style:font-name="Calibri" fo:font-size="12pt" officeooo:rsid="000fd829" style:font-size-asian="12pt"/>
    </style:style>
    <style:style style:name="T10" style:family="text">
      <style:text-properties fo:color="#00000a" style:font-name="Calibri" fo:font-size="12pt" officeooo:rsid="001049ea" style:font-size-asian="12pt"/>
    </style:style>
    <style:style style:name="T11" style:family="text">
      <style:text-properties fo:color="#00000a" style:font-name="Calibri" fo:font-size="12pt" officeooo:rsid="0010894f" style:font-size-asian="12pt"/>
    </style:style>
    <style:style style:name="T12" style:family="text">
      <style:text-properties fo:color="#00000a" style:font-name="Calibri" fo:font-size="12pt" officeooo:rsid="0011e0f8" style:font-size-asian="12pt"/>
    </style:style>
    <style:style style:name="T13" style:family="text">
      <style:text-properties fo:color="#00000a" style:font-name="Calibri" fo:font-size="12pt" officeooo:rsid="0001a305" style:font-size-asian="12pt"/>
    </style:style>
    <style:style style:name="T14" style:family="text">
      <style:text-properties fo:color="#00000a" style:font-name="Calibri" fo:font-size="12pt" officeooo:rsid="0013efd5" style:font-size-asian="12pt"/>
    </style:style>
    <style:style style:name="T15" style:family="text">
      <style:text-properties fo:color="#00000a" style:font-name="Calibri" fo:font-size="12pt" officeooo:rsid="002079a8" style:font-size-asian="12pt"/>
    </style:style>
    <style:style style:name="T16" style:family="text">
      <style:text-properties fo:color="#00000a" style:font-name="Calibri" fo:font-size="12pt" officeooo:rsid="00221b0f" style:font-size-asian="12pt"/>
    </style:style>
    <style:style style:name="T17" style:family="text">
      <style:text-properties fo:color="#00000a" style:font-name="Calibri" fo:font-size="12pt" style:font-size-asian="12pt" style:font-size-complex="12pt"/>
    </style:style>
    <style:style style:name="T18" style:family="text">
      <style:text-properties fo:color="#00000a" style:font-name="Calibri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a" style:font-name="Calibri" fo:font-size="12pt" fo:font-weight="normal" officeooo:rsid="0024d787" style:font-size-asian="12pt" style:font-weight-asian="normal" style:font-size-complex="12pt" style:font-weight-complex="normal"/>
    </style:style>
    <style:style style:name="T20" style:family="text">
      <style:text-properties fo:color="#00000a" style:font-name="Calibri" fo:font-size="12pt" fo:font-weight="normal" officeooo:rsid="002a4697" style:font-size-asian="12pt" style:font-weight-asian="normal" style:font-size-complex="12pt" style:font-weight-complex="normal"/>
    </style:style>
    <style:style style:name="T21" style:family="text">
      <style:text-properties fo:color="#00000a" style:font-name="Calibri" fo:font-size="12pt" fo:font-weight="normal" officeooo:rsid="002dd2ac" style:font-size-asian="12pt" style:font-weight-asian="normal" style:font-size-complex="12pt" style:font-weight-complex="normal"/>
    </style:style>
    <style:style style:name="T22" style:family="text">
      <style:text-properties fo:color="#00000a" style:font-name="Calibri" fo:font-size="12pt" fo:font-weight="normal" officeooo:rsid="002f75e8" style:font-size-asian="12pt" style:font-weight-asian="normal" style:font-size-complex="12pt" style:font-weight-complex="normal"/>
    </style:style>
    <style:style style:name="T23" style:family="text">
      <style:text-properties fo:color="#00000a" style:font-name="Calibri" fo:font-size="12pt" fo:font-weight="normal" officeooo:rsid="0037baa9" style:font-size-asian="12pt" style:font-weight-asian="normal" style:font-size-complex="12pt" style:font-weight-complex="normal"/>
    </style:style>
    <style:style style:name="T24" style:family="text">
      <style:text-properties fo:color="#00000a" style:font-name="Calibri" fo:font-size="12pt" fo:font-weight="normal" officeooo:rsid="00389cff" style:font-size-asian="12pt" style:font-weight-asian="normal" style:font-size-complex="12pt" style:font-weight-complex="normal"/>
    </style:style>
    <style:style style:name="T25" style:family="text">
      <style:text-properties fo:color="#00000a" style:font-name="Calibri" fo:font-size="12pt" fo:font-weight="normal" officeooo:rsid="003b82e4" style:font-size-asian="12pt" style:font-weight-asian="normal" style:font-size-complex="12pt" style:font-weight-complex="normal"/>
    </style:style>
    <style:style style:name="T26" style:family="text">
      <style:text-properties fo:color="#00000a" style:font-name="Calibri" fo:font-size="12pt" fo:font-weight="normal" officeooo:rsid="003c0d2a" style:font-size-asian="12pt" style:font-weight-asian="normal" style:font-size-complex="12pt" style:font-weight-complex="normal"/>
    </style:style>
    <style:style style:name="T27" style:family="text">
      <style:text-properties fo:color="#00000a" style:font-name="Calibri" fo:font-size="12pt" fo:font-weight="normal" officeooo:rsid="003c8891" style:font-size-asian="12pt" style:font-weight-asian="normal" style:font-size-complex="12pt" style:font-weight-complex="normal"/>
    </style:style>
    <style:style style:name="T28" style:family="text">
      <style:text-properties fo:color="#00000a" style:font-name="Calibri" fo:font-size="12pt" fo:font-weight="normal" officeooo:rsid="003d5c75" style:font-size-asian="12pt" style:font-weight-asian="normal" style:font-size-complex="12pt" style:font-weight-complex="normal"/>
    </style:style>
    <style:style style:name="T29" style:family="text">
      <style:text-properties fo:color="#00000a" style:font-name="Calibri" fo:font-size="12pt" fo:font-weight="normal" officeooo:rsid="003d63c7" style:font-size-asian="12pt" style:font-weight-asian="normal" style:font-size-complex="12pt" style:font-weight-complex="normal"/>
    </style:style>
    <style:style style:name="T30" style:family="text">
      <style:text-properties fo:color="#00000a" style:font-name="Calibri" fo:font-size="12pt" fo:font-weight="normal" officeooo:rsid="003eb9b7" style:font-size-asian="12pt" style:font-weight-asian="normal" style:font-size-complex="12pt" style:font-weight-complex="normal"/>
    </style:style>
    <style:style style:name="T31" style:family="text">
      <style:text-properties fo:color="#00000a" style:font-name="Calibri" fo:font-size="12pt" fo:font-weight="normal" officeooo:rsid="003f9c55" style:font-size-asian="12pt" style:font-weight-asian="normal" style:font-size-complex="12pt" style:font-weight-complex="normal"/>
    </style:style>
    <style:style style:name="T32" style:family="text">
      <style:text-properties fo:color="#00000a" style:font-name="Calibri" fo:font-size="12pt" fo:font-weight="normal" officeooo:rsid="00408e79" style:font-size-asian="12pt" style:font-weight-asian="normal" style:font-size-complex="12pt" style:font-weight-complex="normal"/>
    </style:style>
    <style:style style:name="T33" style:family="text">
      <style:text-properties fo:color="#00000a" style:font-name="Calibri" fo:font-size="12pt" fo:font-weight="normal" officeooo:rsid="0043aab9" style:font-size-asian="12pt" style:font-weight-asian="normal" style:font-size-complex="12pt" style:font-weight-complex="normal"/>
    </style:style>
    <style:style style:name="T34" style:family="text">
      <style:text-properties fo:color="#00000a" style:font-name="Calibri" fo:font-size="12pt" fo:font-weight="normal" officeooo:rsid="0044d6fe" style:font-size-asian="12pt" style:font-weight-asian="normal" style:font-size-complex="12pt" style:font-weight-complex="normal"/>
    </style:style>
    <style:style style:name="T35" style:family="text">
      <style:text-properties fo:color="#00000a" style:font-name="Calibri" fo:font-size="12pt" fo:font-weight="normal" officeooo:rsid="00482b64" style:font-size-asian="12pt" style:font-weight-asian="normal" style:font-size-complex="12pt" style:font-weight-complex="normal"/>
    </style:style>
    <style:style style:name="T36" style:family="text">
      <style:text-properties fo:color="#00000a" style:font-name="Calibri" fo:font-size="12pt" fo:font-weight="normal" officeooo:rsid="004927c7" style:font-size-asian="12pt" style:font-weight-asian="normal" style:font-size-complex="12pt" style:font-weight-complex="normal"/>
    </style:style>
    <style:style style:name="T37" style:family="text">
      <style:text-properties fo:color="#00000a" style:font-name="Calibri" fo:font-size="12pt" fo:font-weight="bold" officeooo:rsid="003b82e4" style:font-size-asian="12pt" style:font-weight-asian="bold" style:font-size-complex="12pt" style:font-weight-complex="bold"/>
    </style:style>
    <style:style style:name="T38" style:family="text">
      <style:text-properties fo:color="#00000a" style:font-name="Calibri" fo:font-size="12pt" fo:font-weight="bold" officeooo:rsid="0043aab9" style:font-size-asian="12pt" style:font-weight-asian="bold" style:font-size-complex="12pt" style:font-weight-complex="bold"/>
    </style:style>
    <style:style style:name="T39" style:family="text">
      <style:text-properties fo:color="#00000a" style:font-name="Calibri" fo:font-size="12pt" fo:font-weight="bold" officeooo:rsid="004927c7" style:font-size-asian="12pt" style:font-weight-asian="bold" style:font-size-complex="12pt" style:font-weight-complex="bold"/>
    </style:style>
    <style:style style:name="T40" style:family="text">
      <style:text-properties fo:color="#00000a" style:font-name="Calibri" fo:font-size="12pt" fo:font-weight="bold" officeooo:rsid="00482b64" style:font-size-asian="12pt" style:font-weight-asian="bold" style:font-size-complex="12pt" style:font-weight-complex="bold"/>
    </style:style>
    <style:style style:name="T41" style:family="text">
      <style:text-properties fo:color="#00000a" style:font-name="Calibri" officeooo:rsid="0011e0f8"/>
    </style:style>
    <style:style style:name="T42" style:family="text">
      <style:text-properties fo:color="#00000a" style:font-name="Calibri" fo:font-weight="bold" officeooo:rsid="0016934d" style:font-weight-asian="bold" style:font-weight-complex="bold"/>
    </style:style>
    <style:style style:name="T43" style:family="text">
      <style:text-properties fo:color="#00000a" style:font-name="Calibri" fo:font-weight="normal" officeooo:rsid="0018d7b5" style:font-weight-asian="normal" style:font-weight-complex="normal"/>
    </style:style>
    <style:style style:name="T44" style:family="text">
      <style:text-properties fo:color="#00000a" style:font-name="Calibri" fo:font-weight="normal" officeooo:rsid="0016934d" style:font-weight-asian="normal" style:font-weight-complex="normal"/>
    </style:style>
    <style:style style:name="T45" style:family="text">
      <style:text-properties fo:color="#00000a" style:font-name="Calibri" officeooo:rsid="0018d7b5"/>
    </style:style>
    <style:style style:name="T46" style:family="text">
      <style:text-properties fo:color="#00000a" style:font-name="Calibri-Bold" fo:font-weight="bold" style:font-weight-asian="bold"/>
    </style:style>
    <style:style style:name="T47" style:family="text">
      <style:text-properties officeooo:rsid="000de7dc"/>
    </style:style>
    <style:style style:name="T48" style:family="text">
      <style:text-properties officeooo:rsid="0010894f"/>
    </style:style>
    <style:style style:name="T49" style:family="text">
      <style:text-properties officeooo:rsid="000318f5"/>
    </style:style>
    <style:style style:name="T50" style:family="text">
      <style:text-properties officeooo:rsid="0011e0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801744</text:p>
      <text:p text:style-name="P1">Uğur Erdem Seyfi</text:p>
      <text:p text:style-name="P1">CS202 – 01</text:p>
      <text:p text:style-name="P1"/>
      <text:p text:style-name="P2"><text:tab/><text:span text:style-name="T1">HOMEWORK 02</text:span></text:p>
      <text:p text:style-name="P31"/>
      <text:p text:style-name="P5"/>
      <text:p text:style-name="P75"><text:span text:style-name="T4">Solution for </text:span>Question 01:</text:p>
      <text:p text:style-name="P15"/>
      <text:p text:style-name="P7">prefix expression:</text:p>
      <text:p text:style-name="P9"><text:tab/><text:span text:style-name="T3">without parantheses: </text:span>- <text:span text:style-name="T3">x x A B - + C D E / F + G H</text:span></text:p>
      <text:p text:style-name="P7"><text:tab/><text:span text:style-name="T3">with parantheses: </text:span>- <text:span text:style-name="T3">(x (x A B) (- (+ C D) E)) (/ (F) (+ G H) )</text:span></text:p>
      <text:p text:style-name="P7"/>
      <text:p text:style-name="P8">infix expression: </text:p>
      <text:p text:style-name="P8"><text:tab/><text:span text:style-name="T2">without parantheses: A x B x C+ D - E –</text:span> <text:span text:style-name="T2">F / G + H</text:span></text:p>
      <text:p text:style-name="P8"><text:span text:style-name="T2"><text:tab/>with parantheses: ((A x B) x ((C+ D) - (E))) –</text:span> <text:span text:style-name="T2">(F / (G + H))</text:span></text:p>
      <text:p text:style-name="P7"/>
      <text:p text:style-name="P7">postfix expression: </text:p>
      <text:p text:style-name="P30"/>
      <text:p text:style-name="P30"><text:tab/>without parantheses: <text:s/>A B x C D + <text:s/>E – x F G H + / -</text:p>
      <text:p text:style-name="P30"><text:tab/>with parantheses: ((A B x) ((C D +) E -) x) (F (G H +) /) -</text:p>
      <text:p text:style-name="P17"/>
      <text:p text:style-name="P17"/>
      <text:p text:style-name="P74">Solution for Question 02: </text:p>
      <text:p text:style-name="P17"/>
      <text:p text:style-name="P32"><text:span text:style-name="T7">We are asked to draw the initially empty Binary Search Tree after operations as follows </text:span><text:span text:style-name="T6">:</text:span></text:p>
      <text:p text:style-name="P41"/>
      <text:p text:style-name="P41">insert 53, 38, 42, 30, 100, 73, 111, 94, 33, 86, 63, 23, 83, 101; then delete 63, 33, 53.</text:p>
      <text:p text:style-name="P42"/>
      <text:p text:style-name="P17"><text:span text:style-name="T6"><text:tab/></text:span><text:span text:style-name="T7">insert(53):</text:span></text:p>
      <text:p text:style-name="P44"/>
      <text:p text:style-name="P33"><text:span text:style-name="T7">5</text:span><text:span text:style-name="T6">3</text:span></text:p>
      <text:p text:style-name="P44"/>
      <text:p text:style-name="P45"/>
      <text:p text:style-name="P45"><text:tab/>insert(38):</text:p>
      <text:p text:style-name="P45"/>
      <text:p text:style-name="P18"><text:span text:style-name="T7"><text:tab/>5</text:span><text:span text:style-name="T9">3</text:span></text:p>
      <text:p text:style-name="P49"><text:s text:c="6"/>/</text:p>
      <text:p text:style-name="P19"><text:span text:style-name="T7"><text:s text:c="2"/></text:span><text:span text:style-name="T9">38</text:span></text:p>
      <text:p text:style-name="P45"><text:tab/></text:p>
      <text:p text:style-name="P45"/>
      <text:p text:style-name="P45"><text:tab/></text:p>
      <text:p text:style-name="P45"/>
      <text:p text:style-name="P45"><text:tab/>insert(42):</text:p>
      <text:p text:style-name="P45"/>
      <text:p text:style-name="P45"><text:tab/></text:p>
      <text:p text:style-name="P44"><text:soft-page-break/></text:p>
      <text:p text:style-name="P18"><text:span text:style-name="T7"><text:tab/>5</text:span><text:span text:style-name="T9">3</text:span></text:p>
      <text:p text:style-name="P49"><text:s text:c="8"/>/</text:p>
      <text:p text:style-name="P18"><text:span text:style-name="T7"><text:s text:c="5"/></text:span><text:span text:style-name="T9">38</text:span></text:p>
      <text:p text:style-name="P49"><text:s text:c="10"/>\ </text:p>
      <text:p text:style-name="P49"><text:tab/>42</text:p>
      <text:p text:style-name="P45"/>
      <text:p text:style-name="P45"/>
      <text:p text:style-name="P45"><text:tab/>insert(30):</text:p>
      <text:p text:style-name="P45"/>
      <text:p text:style-name="P18"><text:span text:style-name="T7"><text:tab/>5</text:span><text:span text:style-name="T9">3</text:span></text:p>
      <text:p text:style-name="P49"><text:s text:c="8"/>/</text:p>
      <text:p text:style-name="P18"><text:span text:style-name="T7"><text:s text:c="5"/></text:span><text:span text:style-name="T9">38</text:span></text:p>
      <text:p text:style-name="P49"><text:s text:c="6"/>/ <text:s text:c="2"/>\ </text:p>
      <text:p text:style-name="P49"><text:s text:c="5"/>30<text:tab/>42</text:p>
      <text:p text:style-name="P44"/>
      <text:p text:style-name="P44"><text:tab/>insert(100):</text:p>
      <text:p text:style-name="P46"/>
      <text:p text:style-name="P46"><text:tab/></text:p>
      <text:p text:style-name="P20"><text:span text:style-name="T7"><text:tab/>5</text:span><text:span text:style-name="T9">3</text:span></text:p>
      <text:p text:style-name="P20"><text:span text:style-name="T9"><text:s text:c="14"/>/ <text:s text:c="4"/></text:span><text:span text:style-name="T10">\</text:span></text:p>
      <text:p text:style-name="P20"><text:span text:style-name="T7"><text:s text:c="16"/></text:span><text:span text:style-name="T9">38 <text:s text:c="4"/></text:span><text:span text:style-name="T10">100</text:span></text:p>
      <text:p text:style-name="P50"><text:s text:c="6"/>/ <text:s text:c="2"/>\ </text:p>
      <text:p text:style-name="P50"><text:s text:c="5"/>30<text:tab/>42</text:p>
      <text:p text:style-name="P47"><text:tab/>insert(73):</text:p>
      <text:p text:style-name="P44"/>
      <text:p text:style-name="P21"><text:span text:style-name="T7"><text:tab/><text:tab/><text:tab/><text:tab/><text:tab/><text:tab/><text:tab/>5</text:span><text:span text:style-name="T9">3</text:span></text:p>
      <text:p text:style-name="P21"><text:span text:style-name="T9"><text:s text:c="13"/><text:tab/><text:tab/><text:tab/><text:tab/><text:tab/><text:tab/> <text:s text:c="8"/>/ <text:s text:c="8"/></text:span><text:span text:style-name="T10">\</text:span></text:p>
      <text:p text:style-name="P21"><text:span text:style-name="T7"><text:s text:c="11"/><text:tab/><text:tab/><text:tab/><text:tab/><text:tab/><text:tab/> <text:s text:c="5"/></text:span><text:span text:style-name="T10">/ <text:s text:c="14"/>\</text:span></text:p>
      <text:p text:style-name="P21"><text:span text:style-name="T7"><text:tab/><text:tab/><text:tab/><text:tab/><text:tab/><text:tab/></text:span><text:span text:style-name="T9">38 <text:s text:c="18"/></text:span><text:span text:style-name="T10">100</text:span></text:p>
      <text:p text:style-name="P21"><text:span text:style-name="T10"><text:tab/><text:tab/><text:tab/><text:tab/><text:tab/> <text:s text:c="9"/></text:span><text:span text:style-name="T9">/ <text:s text:c="6"/>\ <text:s text:c="15"/></text:span><text:span text:style-name="T10">/</text:span></text:p>
      <text:p text:style-name="P21"><text:span text:style-name="T9"><text:tab/><text:tab/><text:tab/><text:tab/> <text:s text:c="19"/>30 <text:s text:c="7"/>42 <text:s text:c="9"/></text:span><text:span text:style-name="T11">73</text:span></text:p>
      <text:p text:style-name="P44"/>
      <text:p text:style-name="P44"><text:tab/>insert(111):</text:p>
      <text:p text:style-name="P44"/>
      <text:p text:style-name="P26"><text:tab/><text:span text:style-name="T7"><text:tab/><text:tab/><text:tab/><text:tab/><text:tab/><text:tab/>5</text:span><text:span text:style-name="T9">3</text:span></text:p>
      <text:p text:style-name="P22"><text:span text:style-name="T9"><text:s text:c="13"/><text:tab/><text:tab/><text:tab/><text:tab/><text:tab/><text:tab/> <text:s text:c="8"/>/ <text:s text:c="8"/></text:span><text:span text:style-name="T10">\</text:span></text:p>
      <text:p text:style-name="P22"><text:span text:style-name="T7"><text:s text:c="11"/><text:tab/><text:tab/><text:tab/><text:tab/><text:tab/><text:tab/> <text:s text:c="5"/></text:span><text:span text:style-name="T10">/ <text:s text:c="14"/>\</text:span></text:p>
      <text:p text:style-name="P22"><text:span text:style-name="T7"><text:tab/><text:tab/><text:tab/><text:tab/><text:tab/><text:tab/></text:span><text:span text:style-name="T9">38 <text:s text:c="18"/></text:span><text:span text:style-name="T10">100</text:span></text:p>
      <text:p text:style-name="P22"><text:span text:style-name="T10"><text:tab/><text:tab/><text:tab/><text:tab/><text:tab/> <text:s text:c="9"/></text:span><text:span text:style-name="T9">/ <text:s text:c="6"/>\ <text:s text:c="15"/></text:span><text:span text:style-name="T10">/ <text:s text:c="5"/></text:span><text:span text:style-name="T11">\</text:span></text:p>
      <text:p text:style-name="P26"><text:span text:style-name="T9"><text:tab/><text:tab/><text:tab/><text:tab/> <text:s text:c="19"/>30 <text:s text:c="7"/>42 <text:s text:c="9"/></text:span><text:span text:style-name="T11">73 <text:s text:c="5"/>111</text:span></text:p>
      <text:p text:style-name="P48"><text:tab/></text:p>
      <text:p text:style-name="P48"/>
      <text:p text:style-name="P48"/>
      <text:p text:style-name="P48"/>
      <text:p text:style-name="P48"/>
      <text:p text:style-name="P48"><text:soft-page-break/></text:p>
      <text:p text:style-name="P48"><text:tab/>insert(94):</text:p>
      <text:p text:style-name="P44"/>
      <text:p text:style-name="P26"><text:span text:style-name="T7"><text:tab/><text:tab/><text:tab/><text:tab/><text:tab/><text:tab/><text:tab/>5</text:span><text:span text:style-name="T9">3</text:span></text:p>
      <text:p text:style-name="P22"><text:span text:style-name="T9"><text:s text:c="13"/><text:tab/><text:tab/><text:tab/><text:tab/><text:tab/><text:tab/> <text:s text:c="8"/>/ <text:s text:c="8"/></text:span><text:span text:style-name="T10">\</text:span></text:p>
      <text:p text:style-name="P22"><text:span text:style-name="T7"><text:s text:c="11"/><text:tab/><text:tab/><text:tab/><text:tab/><text:tab/><text:tab/> <text:s text:c="5"/></text:span><text:span text:style-name="T10">/ <text:s text:c="14"/>\</text:span></text:p>
      <text:p text:style-name="P22"><text:span text:style-name="T7"><text:tab/><text:tab/><text:tab/><text:tab/><text:tab/><text:tab/></text:span><text:span text:style-name="T9">38 <text:s text:c="18"/></text:span><text:span text:style-name="T10">100</text:span></text:p>
      <text:p text:style-name="P22"><text:span text:style-name="T10"><text:tab/><text:tab/><text:tab/><text:tab/><text:tab/> <text:s text:c="9"/></text:span><text:span text:style-name="T9">/ <text:s text:c="6"/>\ <text:s text:c="15"/></text:span><text:span text:style-name="T10">/ <text:s text:c="5"/></text:span><text:span text:style-name="T11">\</text:span></text:p>
      <text:p text:style-name="P26"><text:span text:style-name="T9"><text:tab/><text:tab/><text:tab/><text:tab/> <text:s text:c="19"/>30 <text:s text:c="7"/>42 <text:s text:c="9"/></text:span><text:span text:style-name="T11">73 <text:s text:c="5"/>111</text:span></text:p>
      <text:p text:style-name="P51"><text:tab/><text:tab/><text:tab/><text:tab/><text:tab/><text:tab/><text:tab/> <text:s text:c="9"/>\</text:p>
      <text:p text:style-name="P51"><text:tab/><text:tab/><text:tab/><text:tab/><text:tab/><text:tab/><text:tab/> <text:s text:c="9"/>94</text:p>
      <text:p text:style-name="P44"/>
      <text:p text:style-name="P44"><text:tab/>insert(33):</text:p>
      <text:p text:style-name="P44"/>
      <text:p text:style-name="P26"><text:span text:style-name="T7"><text:tab/><text:tab/><text:tab/><text:tab/><text:tab/><text:tab/><text:tab/>5</text:span><text:span text:style-name="T9">3</text:span></text:p>
      <text:p text:style-name="P22"><text:span text:style-name="T9"><text:s text:c="13"/><text:tab/><text:tab/><text:tab/><text:tab/><text:tab/><text:tab/> <text:s text:c="8"/>/ <text:s text:c="8"/></text:span><text:span text:style-name="T10">\</text:span></text:p>
      <text:p text:style-name="P22"><text:span text:style-name="T7"><text:s text:c="11"/><text:tab/><text:tab/><text:tab/><text:tab/><text:tab/><text:tab/> <text:s text:c="5"/></text:span><text:span text:style-name="T10">/ <text:s text:c="14"/>\</text:span></text:p>
      <text:p text:style-name="P22"><text:span text:style-name="T7"><text:tab/><text:tab/><text:tab/><text:tab/><text:tab/><text:tab/></text:span><text:span text:style-name="T9">38 <text:s text:c="18"/></text:span><text:span text:style-name="T10">100</text:span></text:p>
      <text:p text:style-name="P22"><text:span text:style-name="T10"><text:tab/><text:tab/><text:tab/><text:tab/><text:tab/> <text:s text:c="9"/></text:span><text:span text:style-name="T9">/ <text:s text:c="6"/>\ <text:s text:c="15"/></text:span><text:span text:style-name="T10">/ <text:s text:c="5"/></text:span><text:span text:style-name="T11">\</text:span></text:p>
      <text:p text:style-name="P26"><text:span text:style-name="T9"><text:tab/><text:tab/><text:tab/><text:tab/> <text:s text:c="19"/>30 <text:s text:c="7"/>42 <text:s text:c="9"/></text:span><text:span text:style-name="T11">73 <text:s text:c="5"/>111</text:span></text:p>
      <text:p text:style-name="P51"><text:tab/><text:tab/><text:tab/><text:tab/><text:tab/> <text:s text:c="10"/>\<text:tab/><text:tab/> <text:s text:c="9"/>\</text:p>
      <text:p text:style-name="P51"><text:tab/><text:tab/><text:tab/><text:tab/><text:tab/> <text:s text:c="10"/>33<text:tab/> <text:s text:c="10"/>94</text:p>
      <text:p text:style-name="P17"/>
      <text:p text:style-name="P10"><text:tab/><text:span text:style-name="T47">insert(86)</text:span></text:p>
      <text:p text:style-name="P10"/>
      <text:p text:style-name="P11"><text:tab/><text:span text:style-name="T7"><text:tab/><text:tab/><text:tab/><text:tab/><text:tab/><text:tab/> 5</text:span><text:span text:style-name="T9">3</text:span></text:p>
      <text:p text:style-name="P22"><text:span text:style-name="T9"><text:s text:c="13"/><text:tab/><text:tab/><text:tab/><text:tab/><text:tab/><text:tab/> <text:s text:c="8"/>/ <text:s text:c="10"/></text:span><text:span text:style-name="T10">\</text:span></text:p>
      <text:p text:style-name="P22"><text:span text:style-name="T7"><text:s text:c="11"/><text:tab/><text:tab/><text:tab/><text:tab/><text:tab/><text:tab/> <text:s text:c="5"/></text:span><text:span text:style-name="T10">/ <text:s text:c="16"/>\</text:span></text:p>
      <text:p text:style-name="P22"><text:span text:style-name="T7"><text:tab/><text:tab/><text:tab/><text:tab/><text:tab/><text:tab/></text:span><text:span text:style-name="T9">38 <text:s text:c="20"/></text:span><text:span text:style-name="T10">100</text:span></text:p>
      <text:p text:style-name="P22"><text:span text:style-name="T10"><text:tab/><text:tab/><text:tab/><text:tab/><text:tab/> <text:s text:c="9"/></text:span><text:span text:style-name="T9">/ <text:s text:c="6"/>\ <text:s text:c="15"/></text:span><text:span text:style-name="T10">/ <text:s text:c="7"/></text:span><text:span text:style-name="T11">\</text:span></text:p>
      <text:p text:style-name="P26"><text:span text:style-name="T9"><text:tab/><text:tab/><text:tab/><text:tab/> <text:s text:c="19"/>30 <text:s text:c="7"/>42 <text:s text:c="9"/></text:span><text:span text:style-name="T11">73 <text:s text:c="7"/>111</text:span></text:p>
      <text:p text:style-name="P51"><text:tab/><text:tab/><text:tab/><text:tab/><text:tab/> <text:s text:c="10"/>\<text:tab/><text:tab/> <text:s text:c="11"/>\</text:p>
      <text:p text:style-name="P51"><text:tab/><text:tab/><text:tab/><text:tab/><text:tab/> <text:s text:c="10"/>33<text:tab/> <text:s text:c="12"/>94</text:p>
      <text:p text:style-name="P51"><text:tab/><text:tab/><text:tab/><text:tab/><text:tab/><text:tab/><text:tab/> <text:s text:c="12"/>/</text:p>
      <text:p text:style-name="P10"><text:tab/><text:tab/><text:tab/><text:tab/><text:tab/><text:tab/><text:tab/> <text:s text:c="9"/><text:span text:style-name="T48">86</text:span></text:p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72"><text:tab/>insert(63)</text:p>
      <text:p text:style-name="P10"/>
      <text:p text:style-name="P11"><text:tab/><text:tab/><text:span text:style-name="T7"><text:tab/><text:tab/><text:tab/><text:tab/><text:tab/> <text:s text:c="2"/>5</text:span><text:span text:style-name="T9">3</text:span></text:p>
      <text:p text:style-name="P22"><text:span text:style-name="T9"><text:s text:c="13"/><text:tab/><text:tab/><text:tab/><text:tab/><text:tab/><text:tab/>_____/ <text:s text:c="10"/></text:span><text:span text:style-name="T10">\_____</text:span></text:p>
      <text:p text:style-name="P22"><text:span text:style-name="T7"><text:s text:c="11"/><text:tab/><text:tab/><text:tab/><text:tab/><text:tab/> <text:s text:c="10"/></text:span><text:span text:style-name="T10">/ <text:s text:c="16"/><text:tab/> <text:s text:c="9"/>\</text:span></text:p>
      <text:p text:style-name="P22"><text:span text:style-name="T7"><text:tab/><text:tab/><text:tab/><text:tab/><text:tab/> <text:s text:c="7"/></text:span><text:span text:style-name="T9">38 <text:s text:c="35"/></text:span><text:span text:style-name="T10">100</text:span></text:p>
      <text:p text:style-name="P22"><text:span text:style-name="T10"><text:tab/><text:tab/><text:tab/><text:tab/><text:tab/> <text:s text:c="4"/></text:span><text:span text:style-name="T9">/ <text:s text:c="6"/>\ <text:s text:c="29"/></text:span><text:span text:style-name="T10">/ <text:s text:c="7"/></text:span><text:span text:style-name="T11">\</text:span></text:p>
      <text:p text:style-name="P26"><text:span text:style-name="T9"><text:tab/><text:tab/><text:tab/><text:tab/> <text:s text:c="14"/>30 <text:s text:c="7"/>42 <text:s text:c="23"/></text:span><text:span text:style-name="T11">73 <text:s text:c="7"/>111</text:span></text:p>
      <text:p text:style-name="P51"><text:tab/><text:tab/><text:tab/><text:tab/><text:tab/> <text:s text:c="5"/>\ <text:s text:c="14"/><text:tab/><text:tab/>/ <text:s text:c="5"/>\</text:p>
      <text:p text:style-name="P51"><text:tab/><text:tab/><text:tab/><text:tab/><text:tab/> <text:s text:c="7"/>33<text:tab/> <text:s text:c="23"/>63 <text:s text:c="6"/>94</text:p>
      <text:p text:style-name="P51"><text:tab/><text:tab/><text:tab/><text:tab/><text:tab/><text:tab/><text:tab/> <text:s text:c="21"/>/</text:p>
      <text:p text:style-name="P11"><text:tab/><text:tab/><text:tab/><text:tab/><text:tab/><text:tab/><text:tab/> <text:s text:c="17"/><text:span text:style-name="T48">86</text:span></text:p>
      <text:p text:style-name="P10"/>
      <text:p text:style-name="P10"><text:tab/><text:span text:style-name="T47">insert(23)</text:span></text:p>
      <text:p text:style-name="P10"/>
      <text:p text:style-name="P11"><text:tab/><text:tab/><text:span text:style-name="T7"><text:tab/><text:tab/><text:tab/><text:tab/><text:tab/> <text:s text:c="2"/>5</text:span><text:span text:style-name="T9">3</text:span></text:p>
      <text:p text:style-name="P22"><text:span text:style-name="T9"><text:s text:c="13"/><text:tab/><text:tab/><text:tab/><text:tab/><text:tab/><text:tab/>_____/ <text:s text:c="10"/></text:span><text:span text:style-name="T10">\_____</text:span></text:p>
      <text:p text:style-name="P22"><text:span text:style-name="T7"><text:s text:c="11"/><text:tab/><text:tab/><text:tab/><text:tab/><text:tab/> <text:s text:c="10"/></text:span><text:span text:style-name="T10">/ <text:s text:c="16"/><text:tab/> <text:s text:c="9"/>\</text:span></text:p>
      <text:p text:style-name="P22"><text:span text:style-name="T7"><text:tab/><text:tab/><text:tab/><text:tab/><text:tab/> <text:s text:c="7"/></text:span><text:span text:style-name="T9">38 <text:s text:c="35"/></text:span><text:span text:style-name="T10">100</text:span></text:p>
      <text:p text:style-name="P22"><text:span text:style-name="T10"><text:tab/><text:tab/><text:tab/><text:tab/><text:tab/> <text:s text:c="4"/></text:span><text:span text:style-name="T9">/ <text:s text:c="6"/>\ <text:s text:c="29"/></text:span><text:span text:style-name="T10">/ <text:s text:c="7"/></text:span><text:span text:style-name="T11">\</text:span></text:p>
      <text:p text:style-name="P26"><text:span text:style-name="T9"><text:tab/><text:tab/><text:tab/><text:tab/> <text:s text:c="14"/>30 <text:s text:c="7"/>42 <text:s text:c="23"/></text:span><text:span text:style-name="T11">73 <text:s text:c="7"/>111</text:span></text:p>
      <text:p text:style-name="P51"><text:tab/><text:tab/><text:tab/><text:tab/><text:tab/>/ <text:s text:c="4"/>\ <text:s text:c="14"/><text:tab/><text:tab/>/ <text:s text:c="5"/>\</text:p>
      <text:p text:style-name="P51"><text:tab/><text:tab/><text:tab/><text:tab/> <text:s text:c="8"/>23 <text:s text:c="7"/>33<text:tab/> <text:s text:c="23"/>63 <text:s text:c="6"/>94</text:p>
      <text:p text:style-name="P51"><text:tab/><text:tab/><text:tab/><text:tab/><text:tab/><text:tab/><text:tab/> <text:s text:c="21"/>/</text:p>
      <text:p text:style-name="P11"><text:span text:style-name="T9"><text:tab/><text:tab/><text:tab/><text:tab/><text:tab/><text:tab/><text:tab/> <text:s text:c="17"/></text:span><text:span text:style-name="T11">86</text:span></text:p>
      <text:p text:style-name="P10"/>
      <text:p text:style-name="P10"><text:tab/><text:span text:style-name="T47">insert(83)</text:span></text:p>
      <text:p text:style-name="P10"/>
      <text:p text:style-name="P11"><text:tab/><text:tab/><text:span text:style-name="T7"><text:tab/><text:tab/><text:tab/><text:tab/><text:tab/> <text:s text:c="2"/>5</text:span><text:span text:style-name="T9">3</text:span></text:p>
      <text:p text:style-name="P22"><text:span text:style-name="T9"><text:s text:c="13"/><text:tab/><text:tab/><text:tab/><text:tab/><text:tab/><text:tab/>_____/ <text:s text:c="10"/></text:span><text:span text:style-name="T10">\_____</text:span></text:p>
      <text:p text:style-name="P22"><text:span text:style-name="T7"><text:s text:c="11"/><text:tab/><text:tab/><text:tab/><text:tab/><text:tab/> <text:s text:c="10"/></text:span><text:span text:style-name="T10">/ <text:s text:c="16"/><text:tab/> <text:s text:c="9"/>\</text:span></text:p>
      <text:p text:style-name="P22"><text:span text:style-name="T7"><text:tab/><text:tab/><text:tab/><text:tab/><text:tab/> <text:s text:c="7"/></text:span><text:span text:style-name="T9">38 <text:s text:c="35"/></text:span><text:span text:style-name="T10">100</text:span></text:p>
      <text:p text:style-name="P22"><text:span text:style-name="T10"><text:tab/><text:tab/><text:tab/><text:tab/><text:tab/> <text:s text:c="4"/></text:span><text:span text:style-name="T9">/ <text:s text:c="6"/>\ <text:s text:c="29"/></text:span><text:span text:style-name="T10">/ <text:s text:c="7"/></text:span><text:span text:style-name="T11">\</text:span></text:p>
      <text:p text:style-name="P26"><text:span text:style-name="T9"><text:tab/><text:tab/><text:tab/><text:tab/> <text:s text:c="14"/>30 <text:s text:c="7"/>42 <text:s text:c="23"/></text:span><text:span text:style-name="T11">73 <text:s text:c="7"/>111</text:span></text:p>
      <text:p text:style-name="P51"><text:tab/><text:tab/><text:tab/><text:tab/><text:tab/>/ <text:s text:c="4"/>\ <text:s text:c="14"/><text:tab/><text:tab/>/ <text:s text:c="5"/>\</text:p>
      <text:p text:style-name="P51"><text:tab/><text:tab/><text:tab/><text:tab/> <text:s text:c="8"/>23 <text:s text:c="7"/>33<text:tab/> <text:s text:c="23"/>63 <text:s text:c="6"/>94</text:p>
      <text:p text:style-name="P51"><text:tab/><text:tab/><text:tab/><text:tab/><text:tab/><text:tab/><text:tab/> <text:s text:c="21"/>/</text:p>
      <text:p text:style-name="P11"><text:span text:style-name="T9"><text:tab/><text:tab/><text:tab/><text:tab/><text:tab/><text:tab/><text:tab/> <text:s text:c="17"/></text:span><text:span text:style-name="T11">86</text:span></text:p>
      <text:p text:style-name="P12"><text:tab/><text:tab/><text:tab/><text:tab/><text:tab/><text:tab/><text:tab/><text:tab/> <text:s text:c="4"/><text:span text:style-name="T11">/</text:span></text:p>
      <text:p text:style-name="P10"><text:tab/><text:tab/><text:tab/><text:tab/><text:tab/><text:tab/><text:tab/><text:tab/> <text:s text:c="2"/><text:span text:style-name="T50">83</text:span></text:p>
      <text:p text:style-name="P10"><text:tab/><text:tab/><text:tab/><text:tab/><text:tab/><text:tab/><text:tab/><text:tab/></text:p>
      <text:p text:style-name="P12"><text:tab/></text:p>
      <text:p text:style-name="P12"/>
      <text:p text:style-name="P12"/>
      <text:p text:style-name="P12"/>
      <text:p text:style-name="P12"/>
      <text:p text:style-name="P12"><text:soft-page-break/></text:p>
      <text:p text:style-name="P12"><text:span text:style-name="T47"><text:tab/>insert(101)</text:span><text:tab/></text:p>
      <text:p text:style-name="P1"/>
      <text:p text:style-name="P3"><text:tab/><text:span text:style-name="T49"><text:tab/><text:tab/></text:span><text:span text:style-name="T7"><text:tab/><text:tab/><text:tab/><text:tab/> <text:s text:c="10"/>5</text:span><text:span text:style-name="T9">3</text:span></text:p>
      <text:p text:style-name="P23"><text:span text:style-name="T9"><text:s text:c="13"/><text:tab/><text:tab/><text:tab/><text:tab/><text:tab/><text:tab/> </text:span><text:span text:style-name="T10">__</text:span><text:span text:style-name="T9">_______/ <text:s text:c="10"/></text:span><text:span text:style-name="T10">\________</text:span></text:p>
      <text:p text:style-name="P23"><text:span text:style-name="T7"><text:s text:c="11"/><text:tab/><text:tab/><text:tab/><text:tab/><text:tab/> <text:s text:c="10"/></text:span><text:span text:style-name="T10">/ <text:s text:c="16"/><text:tab/> <text:s text:c="25"/>\</text:span></text:p>
      <text:p text:style-name="P23"><text:span text:style-name="T7"><text:tab/><text:tab/><text:tab/><text:tab/><text:tab/> <text:s text:c="7"/></text:span><text:span text:style-name="T9">38 <text:s text:c="44"/>___</text:span><text:span text:style-name="T10">100___</text:span></text:p>
      <text:p text:style-name="P23"><text:span text:style-name="T10"><text:tab/><text:tab/><text:tab/><text:tab/><text:tab/> <text:s text:c="4"/></text:span><text:span text:style-name="T9">/ <text:s text:c="6"/>\ <text:s text:c="39"/></text:span><text:span text:style-name="T10">/ <text:s text:c="19"/></text:span><text:span text:style-name="T11">\</text:span></text:p>
      <text:p text:style-name="P27"><text:span text:style-name="T9"><text:tab/><text:tab/><text:tab/><text:tab/> <text:s text:c="14"/>30 <text:s text:c="7"/>42 <text:s text:c="32"/></text:span><text:span text:style-name="T11">73 <text:s text:c="19"/>111</text:span></text:p>
      <text:p text:style-name="P52"><text:tab/><text:tab/><text:tab/><text:tab/><text:tab/>/ <text:s text:c="4"/>\ <text:s text:c="14"/><text:tab/><text:tab/> <text:s text:c="8"/>/ <text:s text:c="5"/>\<text:tab/> <text:s text:c="9"/>/</text:p>
      <text:p text:style-name="P27"><text:span text:style-name="T11"><text:tab/><text:tab/><text:tab/><text:tab/> <text:s text:c="8"/>23 <text:s text:c="7"/>33<text:tab/> <text:s text:c="23"/><text:tab/> <text:s text:c="4"/>63 <text:s text:c="6"/>94 <text:s text:c="11"/></text:span><text:span text:style-name="T12">101</text:span></text:p>
      <text:p text:style-name="P52"><text:tab/><text:tab/><text:tab/><text:tab/><text:tab/><text:tab/><text:tab/> <text:s text:c="10"/><text:tab/> <text:s text:c="15"/>/</text:p>
      <text:p text:style-name="P12"><text:span text:style-name="T9"><text:tab/><text:tab/><text:tab/><text:tab/><text:tab/><text:tab/><text:tab/> <text:s text:c="25"/></text:span><text:span text:style-name="T11">86</text:span></text:p>
      <text:p text:style-name="P12"><text:tab/><text:tab/><text:tab/><text:tab/><text:tab/><text:tab/><text:tab/><text:tab/> <text:s text:c="4"/><text:tab/><text:span text:style-name="T11">/</text:span></text:p>
      <text:p text:style-name="P12"><text:tab/><text:tab/><text:tab/><text:tab/><text:tab/><text:tab/><text:tab/><text:tab/> <text:s text:c="8"/><text:span text:style-name="T50">83</text:span></text:p>
      <text:p text:style-name="P12"/>
      <text:p text:style-name="P12"><text:tab/><text:span text:style-name="T8">delete</text:span><text:span text:style-name="T12">(</text:span><text:span text:style-name="T8">63</text:span><text:span text:style-name="T12">)</text:span></text:p>
      <text:p text:style-name="P54"/>
      <text:p text:style-name="P4"><text:tab/><text:span text:style-name="T49"><text:tab/><text:tab/></text:span><text:span text:style-name="T7"><text:tab/><text:tab/><text:tab/><text:tab/> <text:s text:c="10"/>5</text:span><text:span text:style-name="T9">3</text:span></text:p>
      <text:p text:style-name="P24"><text:span text:style-name="T9"><text:s text:c="13"/><text:tab/><text:tab/><text:tab/><text:tab/><text:tab/><text:tab/> </text:span><text:span text:style-name="T10">__</text:span><text:span text:style-name="T9">_______/ <text:s text:c="10"/></text:span><text:span text:style-name="T10">\________</text:span></text:p>
      <text:p text:style-name="P24"><text:span text:style-name="T7"><text:s text:c="11"/><text:tab/><text:tab/><text:tab/><text:tab/><text:tab/> <text:s text:c="10"/></text:span><text:span text:style-name="T10">/ <text:s text:c="16"/><text:tab/> <text:s text:c="25"/>\</text:span></text:p>
      <text:p text:style-name="P24"><text:span text:style-name="T7"><text:tab/><text:tab/><text:tab/><text:tab/><text:tab/> <text:s text:c="7"/></text:span><text:span text:style-name="T9">38 <text:s text:c="44"/>___</text:span><text:span text:style-name="T10">100___</text:span></text:p>
      <text:p text:style-name="P24"><text:span text:style-name="T10"><text:tab/><text:tab/><text:tab/><text:tab/><text:tab/> <text:s text:c="4"/></text:span><text:span text:style-name="T9">/ <text:s text:c="6"/>\ <text:s text:c="39"/></text:span><text:span text:style-name="T10">/ <text:s text:c="19"/></text:span><text:span text:style-name="T11">\</text:span></text:p>
      <text:p text:style-name="P28"><text:span text:style-name="T9"><text:tab/><text:tab/><text:tab/><text:tab/> <text:s text:c="14"/>30 <text:s text:c="7"/>42 <text:s text:c="32"/></text:span><text:span text:style-name="T11">73 <text:s text:c="19"/>111</text:span></text:p>
      <text:p text:style-name="P53"><text:tab/><text:tab/><text:tab/><text:tab/><text:tab/>/ <text:s text:c="4"/>\ <text:s text:c="14"/><text:tab/><text:tab/> <text:s text:c="16"/>\<text:tab/> <text:s text:c="9"/>/</text:p>
      <text:p text:style-name="P28"><text:span text:style-name="T11"><text:tab/><text:tab/><text:tab/><text:tab/> <text:s text:c="8"/>23 <text:s text:c="7"/>33<text:tab/> <text:s text:c="23"/><text:tab/> <text:s text:c="15"/>94 <text:s text:c="11"/></text:span><text:span text:style-name="T12">101</text:span></text:p>
      <text:p text:style-name="P53"><text:tab/><text:tab/><text:tab/><text:tab/><text:tab/><text:tab/><text:tab/> <text:s text:c="10"/><text:tab/> <text:s text:c="15"/>/</text:p>
      <text:p text:style-name="P13"><text:span text:style-name="T9"><text:tab/><text:tab/><text:tab/><text:tab/><text:tab/><text:tab/><text:tab/> <text:s text:c="25"/></text:span><text:span text:style-name="T11">86</text:span></text:p>
      <text:p text:style-name="P13"><text:tab/><text:tab/><text:tab/><text:tab/><text:tab/><text:tab/><text:tab/><text:tab/> <text:s text:c="4"/><text:tab/><text:span text:style-name="T11">/</text:span></text:p>
      <text:p text:style-name="P13"><text:tab/><text:tab/><text:tab/><text:tab/><text:tab/><text:tab/><text:tab/><text:tab/> <text:s text:c="8"/><text:span text:style-name="T50">83</text:span></text:p>
      <text:p text:style-name="P55"/>
      <text:p text:style-name="P43"><text:tab/></text:p>
      <text:p text:style-name="P12"><text:span text:style-name="T8"><text:tab/></text:span><text:span text:style-name="T12">delete(</text:span><text:span text:style-name="T8">33</text:span><text:span text:style-name="T12">)</text:span></text:p>
      <text:p text:style-name="P54"/>
      <text:p text:style-name="P13"><text:span text:style-name="T12"><text:tab/><text:tab/></text:span><text:span text:style-name="T13"><text:tab/><text:tab/><text:tab/><text:tab/><text:tab/><text:tab/></text:span><text:span text:style-name="T7">5</text:span><text:span text:style-name="T9">3</text:span></text:p>
      <text:p text:style-name="P24"><text:span text:style-name="T9"><text:s text:c="13"/><text:tab/><text:tab/><text:tab/><text:tab/><text:tab/><text:tab/> </text:span><text:span text:style-name="T10">__</text:span><text:span text:style-name="T9">_______/ <text:s text:c="10"/></text:span><text:span text:style-name="T10">\________</text:span></text:p>
      <text:p text:style-name="P24"><text:span text:style-name="T7"><text:s text:c="11"/><text:tab/><text:tab/><text:tab/><text:tab/><text:tab/> <text:s text:c="10"/></text:span><text:span text:style-name="T10">/ <text:s text:c="16"/><text:tab/> <text:s text:c="25"/>\</text:span></text:p>
      <text:p text:style-name="P24"><text:span text:style-name="T7"><text:tab/><text:tab/><text:tab/><text:tab/><text:tab/> <text:s text:c="7"/></text:span><text:span text:style-name="T9">38 <text:s text:c="44"/>___</text:span><text:span text:style-name="T10">100___</text:span></text:p>
      <text:p text:style-name="P24"><text:span text:style-name="T10"><text:tab/><text:tab/><text:tab/><text:tab/><text:tab/> <text:s text:c="4"/></text:span><text:span text:style-name="T9">/ <text:s text:c="6"/>\ <text:s text:c="39"/></text:span><text:span text:style-name="T10">/ <text:s text:c="19"/></text:span><text:span text:style-name="T11">\</text:span></text:p>
      <text:p text:style-name="P28"><text:span text:style-name="T9"><text:tab/><text:tab/><text:tab/><text:tab/> <text:s text:c="14"/>30 <text:s text:c="7"/>42 <text:s text:c="32"/></text:span><text:span text:style-name="T11">73 <text:s text:c="19"/>111</text:span></text:p>
      <text:p text:style-name="P53"><text:tab/><text:tab/><text:tab/><text:tab/><text:tab/>/ <text:s text:c="18"/><text:tab/><text:tab/> <text:s text:c="15"/>\<text:tab/> <text:s text:c="9"/>/</text:p>
      <text:p text:style-name="P28"><text:span text:style-name="T11"><text:tab/><text:tab/><text:tab/><text:tab/> <text:s text:c="8"/>23 <text:s text:c="5"/><text:tab/> <text:s text:c="23"/><text:tab/> <text:s text:c="15"/>94 <text:s text:c="11"/></text:span><text:span text:style-name="T12">101</text:span></text:p>
      <text:p text:style-name="P53"><text:tab/><text:tab/><text:tab/><text:tab/><text:tab/><text:tab/><text:tab/> <text:s text:c="10"/><text:tab/> <text:s text:c="15"/>/</text:p>
      <text:p text:style-name="P13"><text:span text:style-name="T9"><text:tab/><text:tab/><text:tab/><text:tab/><text:tab/><text:tab/><text:tab/> <text:s text:c="25"/></text:span><text:span text:style-name="T11">86</text:span></text:p>
      <text:p text:style-name="P13"><text:tab/><text:tab/><text:tab/><text:tab/><text:tab/><text:tab/><text:tab/><text:tab/> <text:s text:c="4"/><text:tab/><text:span text:style-name="T11">/</text:span></text:p>
      <text:p text:style-name="P55"><text:tab/><text:tab/><text:tab/><text:tab/><text:tab/><text:tab/><text:tab/><text:tab/> <text:s text:c="8"/>83</text:p>
      <text:p text:style-name="P54"><text:soft-page-break/></text:p>
      <text:p text:style-name="P12"><text:span text:style-name="T12"><text:tab/>delete(</text:span><text:span text:style-name="T8">53</text:span><text:span text:style-name="T12">)</text:span></text:p>
      <text:p text:style-name="P54"/>
      <text:p text:style-name="P12"><text:span text:style-name="T12">→</text:span><text:span text:style-name="T16"> </text:span><text:span text:style-name="T15">take the leftmost node of the right child of 53 and then put it in 53’s place </text:span><text:span text:style-name="T16">after deleting 53</text:span><text:span text:style-name="T15">. </text:span><text:span text:style-name="T16">← </text:span></text:p>
      <text:p text:style-name="P54"/>
      <text:p text:style-name="P34"><text:span text:style-name="T12"><text:tab/><text:tab/><text:tab/><text:tab/><text:tab/></text:span><text:span text:style-name="T13"><text:tab/><text:tab/><text:tab/></text:span><text:span text:style-name="T7">7</text:span><text:span text:style-name="T14">3</text:span></text:p>
      <text:p text:style-name="P25"><text:span text:style-name="T9"><text:s text:c="13"/><text:tab/><text:tab/><text:tab/><text:tab/><text:tab/><text:tab/> </text:span><text:span text:style-name="T10">__</text:span><text:span text:style-name="T9">_______/ <text:s text:c="10"/></text:span><text:span text:style-name="T10">\________</text:span></text:p>
      <text:p text:style-name="P25"><text:span text:style-name="T7"><text:s text:c="11"/><text:tab/><text:tab/><text:tab/><text:tab/><text:tab/> <text:s text:c="10"/></text:span><text:span text:style-name="T10">/ <text:s text:c="16"/><text:tab/> <text:s text:c="25"/>\</text:span></text:p>
      <text:p text:style-name="P25"><text:span text:style-name="T7"><text:tab/><text:tab/><text:tab/><text:tab/><text:tab/> <text:s text:c="7"/></text:span><text:span text:style-name="T9">38 <text:s text:c="44"/>___</text:span><text:span text:style-name="T10">100___</text:span></text:p>
      <text:p text:style-name="P25"><text:span text:style-name="T10"><text:tab/><text:tab/><text:tab/><text:tab/><text:tab/> <text:s text:c="4"/></text:span><text:span text:style-name="T9">/ <text:s text:c="6"/>\ <text:s text:c="39"/></text:span><text:span text:style-name="T10">/ <text:s text:c="19"/></text:span><text:span text:style-name="T11">\</text:span></text:p>
      <text:p text:style-name="P34"><text:span text:style-name="T9"><text:tab/><text:tab/><text:tab/><text:tab/> <text:s text:c="14"/>30 <text:s text:c="7"/>42 <text:s text:c="32"/></text:span><text:span text:style-name="T11">9</text:span><text:span text:style-name="T14">4</text:span><text:span text:style-name="T11"> <text:s text:c="19"/>111</text:span></text:p>
      <text:p text:style-name="P29"><text:span text:style-name="T11"><text:tab/><text:tab/><text:tab/><text:tab/><text:tab/>/ <text:s text:c="18"/><text:tab/><text:tab/> <text:s text:c="9"/></text:span><text:span text:style-name="T14">/</text:span><text:span text:style-name="T11"> <text:s text:c="3"/><text:tab/> <text:s text:c="9"/>/</text:span></text:p>
      <text:p text:style-name="P29"><text:span text:style-name="T11"><text:tab/><text:tab/><text:tab/><text:tab/> <text:s text:c="8"/>23 <text:s text:c="5"/><text:tab/> <text:s text:c="23"/><text:tab/> <text:s text:c="6"/></text:span><text:span text:style-name="T14">86</text:span><text:span text:style-name="T11"> <text:s text:c="19"/></text:span><text:span text:style-name="T12">101</text:span></text:p>
      <text:p text:style-name="P29"><text:span text:style-name="T11"><text:tab/><text:tab/><text:tab/><text:tab/><text:tab/><text:tab/><text:tab/> <text:s text:c="10"/><text:tab/> <text:s text:c="5"/></text:span><text:span text:style-name="T14">/</text:span><text:span text:style-name="T11"> <text:s text:c="7"/></text:span></text:p>
      <text:p text:style-name="P14"><text:span text:style-name="T9"><text:tab/><text:tab/><text:tab/><text:tab/><text:tab/><text:tab/><text:tab/> <text:s text:c="16"/></text:span><text:span text:style-name="T14">83</text:span><text:span text:style-name="T9"> <text:s text:c="3"/></text:span></text:p>
      <text:p text:style-name="P14"><text:tab/><text:tab/><text:tab/><text:tab/><text:tab/><text:tab/><text:tab/><text:tab/> <text:s text:c="4"/><text:tab/></text:p>
      <text:p text:style-name="P56"><text:tab/></text:p>
      <text:p text:style-name="P71">Sample output of the Program for Question 03:</text:p>
      <text:p text:style-name="P59"/>
      <text:p text:style-name="P70">g++ -o deneme *.cpp; ./deneme input.txt 4</text:p>
      <text:p text:style-name="P70"/>
      <text:p text:style-name="P70">Total 4-gram count: 6</text:p>
      <text:p text:style-name="P70">"ampl" appears 1 times.</text:p>
      <text:p text:style-name="P70">"hise" appears 1 times.</text:p>
      <text:p text:style-name="P70">"mple" appears 1 times.</text:p>
      <text:p text:style-name="P70">"samp" appears 1 times.</text:p>
      <text:p text:style-name="P70">"text" appears 1 times.</text:p>
      <text:p text:style-name="P70">"this" appears 2 times.</text:p>
      <text:p text:style-name="P70"/>
      <text:p text:style-name="P70">4-gram tree is complete: No</text:p>
      <text:p text:style-name="P70">4-gram tree is full: No</text:p>
      <text:p text:style-name="P70"/>
      <text:p text:style-name="P70">Total 4-gram count: 8</text:p>
      <text:p text:style-name="P70">"aatt" appears 1 times.</text:p>
      <text:p text:style-name="P70">"ampl" appears 1 times.</text:p>
      <text:p text:style-name="P70">"hise" appears 1 times.</text:p>
      <text:p text:style-name="P70">"mple" appears 1 times.</text:p>
      <text:p text:style-name="P70">"samp" appears 3 times.</text:p>
      <text:p text:style-name="P70">"text" appears 1 times.</text:p>
      <text:p text:style-name="P70">"this" appears 2 times.</text:p>
      <text:p text:style-name="P70">"zinc" appears 1 times.</text:p>
      <text:p text:style-name="P70"/>
      <text:p text:style-name="P70">4-gram tree is complete: No</text:p>
      <text:p text:style-name="P70">4-gram tree is full: No</text:p>
      <text:p text:style-name="P56"/>
      <text:p text:style-name="P56"/>
      <text:p text:style-name="P56"><text:soft-page-break/></text:p>
      <text:p text:style-name="P73"><text:span text:style-name="T41">S</text:span><text:span text:style-name="T5">olution for Question 4:</text:span></text:p>
      <text:p text:style-name="P57"/>
      <text:p text:style-name="P6"><text:span text:style-name="T42"><text:tab/></text:span><text:span text:style-name="T43">We are asked to a</text:span><text:span text:style-name="T5">nalyze the worst-case running time complexities of the </text:span><text:span text:style-name="T46">addNgram </text:span><text:span text:style-name="T5">and </text:span><text:span text:style-name="T46">operator&lt;&lt; </text:span><text:span text:style-name="T5">functions in the </text:span><text:span text:style-name="T45">question03 </text:span><text:span text:style-name="T44">using the big-O notation.</text:span></text:p>
      <text:p text:style-name="P60"/>
      <text:p text:style-name="P61"><text:tab/></text:p>
      <text:p text:style-name="P61"/>
      <text:p text:style-name="P36"><text:span text:style-name="T37">Analysis of addNgram:</text:span><text:span text:style-name="T25"> </text:span></text:p>
      <text:p text:style-name="P62"/>
      <text:p text:style-name="P36"><text:span text:style-name="T25"><text:tab/></text:span><text:span text:style-name="T19">Worst case for adding an </text:span><text:span text:style-name="T22">n-</text:span><text:span text:style-name="T19">gram into the list </text:span><text:span text:style-name="T21">occur</text:span><text:span text:style-name="T20"> </text:span><text:span text:style-name="T19">when </text:span><text:span text:style-name="T20">the sequence of already sorted elements </text:span><text:span text:style-name="T24">(which all are either greater or lesser than the n-gram that we want to insert) </text:span><text:span text:style-name="T20">are added </text:span><text:span text:style-name="T23">to the tree </text:span><text:span text:style-name="T20">repeatedly. Without loss of generality, we can say that if we add 1,2,3…,n into a tree, we will get a tree with height of n-1. </text:span><text:span text:style-name="T25">Without loss of generality, lets assume that ngram </text:span><text:span text:style-name="T26">that we want to insert</text:span><text:span text:style-name="T25"> is greater than all of the elements in the tree. </text:span></text:p>
      <text:p text:style-name="P62"/>
      <text:p text:style-name="P36"><text:span text:style-name="T25"><text:tab/></text:span><text:span text:style-name="T27">Then:</text:span></text:p>
      <text:p text:style-name="P63"><text:tab/></text:p>
      <text:p text:style-name="P37"><text:span text:style-name="T27"><text:tab/></text:span><text:span text:style-name="T30">T(n) = 1 when n </text:span><text:span text:style-name="T32">&lt;= </text:span><text:span text:style-name="T30">1 </text:span></text:p>
      <text:p text:style-name="P38"><text:span text:style-name="T27"><text:tab/></text:span><text:span text:style-name="T30">and <text:s/></text:span><text:span text:style-name="T31">otherwise we have </text:span><text:span text:style-name="T27">T</text:span><text:span text:style-name="T28">(n) = </text:span><text:span text:style-name="T29">T(n-1) + </text:span><text:span text:style-name="T31">O(</text:span><text:span text:style-name="T29">1</text:span><text:span text:style-name="T31">)</text:span></text:p>
      <text:p text:style-name="P64"/>
      <text:p text:style-name="P38"><text:span text:style-name="T20"><text:tab/></text:span><text:span text:style-name="T32">T(n) = T(n-1) + O(1)</text:span></text:p>
      <text:p text:style-name="P65"><text:tab/> <text:s text:c="7"/>= T(n-2) + O(1) + O(1)</text:p>
      <text:p text:style-name="P65"><text:tab/> <text:s text:c="7"/>= T(1) + O(1) + …. + O(1) </text:p>
      <text:p text:style-name="P66"><text:tab/> <text:s text:c="7"/>= nO(1) = O(n)</text:p>
      <text:p text:style-name="P67"/>
      <text:p text:style-name="P35"><text:span text:style-name="T18"><text:tab/></text:span><text:span text:style-name="T36">So, </text:span><text:span text:style-name="T33">worst-case complexity of </text:span><text:span text:style-name="T38">addNgram</text:span><text:span text:style-name="T33"> is O(n).</text:span></text:p>
      <text:p text:style-name="P68"/>
      <text:p text:style-name="P58">Analysis of operator&lt;&lt;: </text:p>
      <text:p text:style-name="P16"><text:span text:style-name="T17"><text:tab/></text:span><text:span text:style-name="T34">In the operator&lt;&lt; method, I directly make a call to inOrderTraversal so the worst-case complexity of operator&lt;&lt; will be equal to the worst-case complexity of inOrderTraversal method.</text:span></text:p>
      <text:p text:style-name="P40"><text:span text:style-name="T19">R</text:span><text:span text:style-name="T35">egardless of the cases, the complexity of inOrderTraversal is </text:span><text:span text:style-name="T40">O(n)</text:span><text:span text:style-name="T35"> since we iterate through each existing node only once.</text:span></text:p>
      <text:p text:style-name="P69"/>
      <text:p text:style-name="P39"><text:span text:style-name="T35"><text:tab/></text:span><text:span text:style-name="T36">So, </text:span><text:span text:style-name="T33">worst-case complexity of </text:span><text:span text:style-name="T39">operator&lt;&lt;</text:span><text:span text:style-name="T36"> </text:span><text:span text:style-name="T33">is O(n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7-23T20:08:08.249000000</dc:date>
    <meta:editing-duration>PT2H11M59S</meta:editing-duration>
    <meta:editing-cycles>54</meta:editing-cycles>
    <meta:document-statistic meta:table-count="0" meta:image-count="0" meta:object-count="0" meta:page-count="7" meta:paragraph-count="221" meta:word-count="801" meta:character-count="8081" meta:non-whitespace-character-count="2837"/>
  </office:meta>
</office:document-meta>
</file>